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84.4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9823891069658" calcext:value-type="float">
            <text:p>1.982389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2.1952309117539" calcext:value-type="float">
            <text:p>2.1952309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.8861249251565" calcext:value-type="float">
            <text:p>1.8861249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2.0426680874056" calcext:value-type="float">
            <text:p>2.0426680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.939607328241" calcext:value-type="float">
            <text:p>1.9396073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2.1633178713009" calcext:value-type="float">
            <text:p>2.16331787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.183826957125" calcext:value-type="float">
            <text:p>2.1838269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.1512490664785" calcext:value-type="float">
            <text:p>2.1512490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.9696884367622" calcext:value-type="float">
            <text:p>1.9696884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2.0630360532601" calcext:value-type="float">
            <text:p>2.0630360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2.0246494189977" calcext:value-type="float">
            <text:p>2.024649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2.0144580744607" calcext:value-type="float">
            <text:p>2.01445807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2.0063599870257" calcext:value-type="float">
            <text:p>2.0063599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2.2771808228221" calcext:value-type="float">
            <text:p>2.2771808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.8226129116547" calcext:value-type="float">
            <text:p>1.8226129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.9985188991838" calcext:value-type="float">
            <text:p>1.9985188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9517913588753" calcext:value-type="float">
            <text:p>1.9517913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2.0840772130753" calcext:value-type="float">
            <text:p>2.0840772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8912982187304" calcext:value-type="float">
            <text:p>1.8912982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91" calcext:value-type="float">
            <text:p>12891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.0205769364139" calcext:value-type="float">
            <text:p>3.0205769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458" calcext:value-type="float">
            <text:p>1345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.4228936746951" calcext:value-type="float">
            <text:p>1.4228936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922" calcext:value-type="float">
            <text:p>1392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.5553751976012" calcext:value-type="float">
            <text:p>1.5553751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386" calcext:value-type="float">
            <text:p>1438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.5418699875119" calcext:value-type="float">
            <text:p>1.541869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850" calcext:value-type="float">
            <text:p>1485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5000974448902" calcext:value-type="float">
            <text:p>1.5000974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314" calcext:value-type="float">
            <text:p>1531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.5125746820502" calcext:value-type="float">
            <text:p>1.5125746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778" calcext:value-type="float">
            <text:p>1577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5529200197005" calcext:value-type="float">
            <text:p>1.5529200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242" calcext:value-type="float">
            <text:p>1624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.5470265611264" calcext:value-type="float">
            <text:p>1.5470265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706" calcext:value-type="float">
            <text:p>1670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.6292166479261" calcext:value-type="float">
            <text:p>1.6292166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170" calcext:value-type="float">
            <text:p>1717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4634680424944" calcext:value-type="float">
            <text:p>1.4634680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652" calcext:value-type="float">
            <text:p>1865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.4870950509881" calcext:value-type="float">
            <text:p>1.487095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118" calcext:value-type="float">
            <text:p>1911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.5677563715025" calcext:value-type="float">
            <text:p>1.5677563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582" calcext:value-type="float">
            <text:p>1958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.5138009841055" calcext:value-type="float">
            <text:p>1.5138009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046" calcext:value-type="float">
            <text:p>2004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6008154126107" calcext:value-type="float">
            <text:p>1.6008154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510" calcext:value-type="float">
            <text:p>2051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.4830481014436" calcext:value-type="float">
            <text:p>1.483048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974" calcext:value-type="float">
            <text:p>2097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.5637938883845" calcext:value-type="float">
            <text:p>1.5637938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438" calcext:value-type="float">
            <text:p>2143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5077261203913" calcext:value-type="float">
            <text:p>1.5077261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902" calcext:value-type="float">
            <text:p>2190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.526481052909" calcext:value-type="float">
            <text:p>1.5264810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366" calcext:value-type="float">
            <text:p>2236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5929948855592" calcext:value-type="float">
            <text:p>1.5929948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830" calcext:value-type="float">
            <text:p>2283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.4854318375979" calcext:value-type="float">
            <text:p>1.4854318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294" calcext:value-type="float">
            <text:p>2329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.526353954063" calcext:value-type="float">
            <text:p>1.5263539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747" calcext:value-type="float">
            <text:p>2574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.4915341212711" calcext:value-type="float">
            <text:p>1.4915341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972" calcext:value-type="float">
            <text:p>2697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.4227230076963" calcext:value-type="float">
            <text:p>1.4227230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436" calcext:value-type="float">
            <text:p>2743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.5423003354021" calcext:value-type="float">
            <text:p>1.5423003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900" calcext:value-type="float">
            <text:p>2790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.5548363895447" calcext:value-type="float">
            <text:p>1.5548363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364" calcext:value-type="float">
            <text:p>2836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.458033397636" calcext:value-type="float">
            <text:p>1.45803339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828" calcext:value-type="float">
            <text:p>2882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.4931399609488" calcext:value-type="float">
            <text:p>1.4931399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292" calcext:value-type="float">
            <text:p>2929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.4101707480909" calcext:value-type="float">
            <text:p>1.4101707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756" calcext:value-type="float">
            <text:p>2975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.4444066758107" calcext:value-type="float">
            <text:p>1.4444066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220" calcext:value-type="float">
            <text:p>3022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.4312015004877" calcext:value-type="float">
            <text:p>1.4312015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684" calcext:value-type="float">
            <text:p>3068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.426841450613" calcext:value-type="float">
            <text:p>1.4268414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148" calcext:value-type="float">
            <text:p>3114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.5254373554565" calcext:value-type="float">
            <text:p>1.5254373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612" calcext:value-type="float">
            <text:p>3161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.5246964896291" calcext:value-type="float">
            <text:p>1.52469648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076" calcext:value-type="float">
            <text:p>3207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5825304675265" calcext:value-type="float">
            <text:p>1.5825304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540" calcext:value-type="float">
            <text:p>3254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563534184229" calcext:value-type="float">
            <text:p>1.5635341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004" calcext:value-type="float">
            <text:p>3300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.5030379169328" calcext:value-type="float">
            <text:p>1.5030379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468" calcext:value-type="float">
            <text:p>3346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.461319942437" calcext:value-type="float">
            <text:p>1.4613199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932" calcext:value-type="float">
            <text:p>3393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.5636442094898" calcext:value-type="float">
            <text:p>1.5636442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396" calcext:value-type="float">
            <text:p>3439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4533453106992" calcext:value-type="float">
            <text:p>1.4533453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860" calcext:value-type="float">
            <text:p>3486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4681632555526" calcext:value-type="float">
            <text:p>1.4681632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376" calcext:value-type="float">
            <text:p>3637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.4184254554283" calcext:value-type="float">
            <text:p>1.41842545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870" calcext:value-type="float">
            <text:p>3687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4258098084514" calcext:value-type="float">
            <text:p>1.4258098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334" calcext:value-type="float">
            <text:p>3733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.4416459956775" calcext:value-type="float">
            <text:p>1.4416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798" calcext:value-type="float">
            <text:p>3779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.4945386430922" calcext:value-type="float">
            <text:p>1.4945386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262" calcext:value-type="float">
            <text:p>3826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.5606365752331" calcext:value-type="float">
            <text:p>1.56063657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726" calcext:value-type="float">
            <text:p>3872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504187958848" calcext:value-type="float">
            <text:p>1.5041879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190" calcext:value-type="float">
            <text:p>3919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.5393132256425" calcext:value-type="float">
            <text:p>1.5393132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654" calcext:value-type="float">
            <text:p>3965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.4857222232104" calcext:value-type="float">
            <text:p>1.4857222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118" calcext:value-type="float">
            <text:p>4011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.5282293647605" calcext:value-type="float">
            <text:p>1.5282293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582" calcext:value-type="float">
            <text:p>4058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.4995951450517" calcext:value-type="float">
            <text:p>1.4995951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046" calcext:value-type="float">
            <text:p>4104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.4771459993702" calcext:value-type="float">
            <text:p>1.4771459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510" calcext:value-type="float">
            <text:p>4151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.4901650212976" calcext:value-type="float">
            <text:p>1.4901650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974" calcext:value-type="float">
            <text:p>4197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.505091243703" calcext:value-type="float">
            <text:p>1.5050912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438" calcext:value-type="float">
            <text:p>4243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423486529846" calcext:value-type="float">
            <text:p>1.4234865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902" calcext:value-type="float">
            <text:p>4290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.4982980194172" calcext:value-type="float">
            <text:p>1.4982980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366" calcext:value-type="float">
            <text:p>4336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4383981232543" calcext:value-type="float">
            <text:p>1.4383981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830" calcext:value-type="float">
            <text:p>4383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.4377806343423" calcext:value-type="float">
            <text:p>1.4377806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294" calcext:value-type="float">
            <text:p>4429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.5036120301396" calcext:value-type="float">
            <text:p>1.5036120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758" calcext:value-type="float">
            <text:p>4475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.4237763702081" calcext:value-type="float">
            <text:p>1.4237763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222" calcext:value-type="float">
            <text:p>4522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.6574299138538" calcext:value-type="float">
            <text:p>1.6574299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686" calcext:value-type="float">
            <text:p>4568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.4651501770887" calcext:value-type="float">
            <text:p>1.46515017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150" calcext:value-type="float">
            <text:p>4615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4218076261282" calcext:value-type="float">
            <text:p>1.4218076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405" calcext:value-type="float">
            <text:p>4840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5374481120862" calcext:value-type="float">
            <text:p>1.5374481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630" calcext:value-type="float">
            <text:p>4963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.5072907054465" calcext:value-type="float">
            <text:p>1.5072907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094" calcext:value-type="float">
            <text:p>5009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5908898227249" calcext:value-type="float">
            <text:p>1.5908898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558" calcext:value-type="float">
            <text:p>5055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5274215022725" calcext:value-type="float">
            <text:p>1.5274215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022" calcext:value-type="float">
            <text:p>5102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3910490527745" calcext:value-type="float">
            <text:p>1.3910490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486" calcext:value-type="float">
            <text:p>5148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.4650545298588" calcext:value-type="float">
            <text:p>1.46505452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950" calcext:value-type="float">
            <text:p>5195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.5608720360924" calcext:value-type="float">
            <text:p>1.5608720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414" calcext:value-type="float">
            <text:p>5241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.4327737667419" calcext:value-type="float">
            <text:p>1.4327737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936" calcext:value-type="float">
            <text:p>5393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.5497555269258" calcext:value-type="float">
            <text:p>1.5497555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402" calcext:value-type="float">
            <text:p>5440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5759803727379" calcext:value-type="float">
            <text:p>1.57598037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866" calcext:value-type="float">
            <text:p>5486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.4301548821019" calcext:value-type="float">
            <text:p>1.4301548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330" calcext:value-type="float">
            <text:p>5533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.3948014837047" calcext:value-type="float">
            <text:p>1.39480148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794" calcext:value-type="float">
            <text:p>5579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.5628878687166" calcext:value-type="float">
            <text:p>1.56288786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258" calcext:value-type="float">
            <text:p>5625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.4714431570166" calcext:value-type="float">
            <text:p>1.471443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722" calcext:value-type="float">
            <text:p>5672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.5547899344579" calcext:value-type="float">
            <text:p>1.5547899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186" calcext:value-type="float">
            <text:p>5718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.437347575563" calcext:value-type="float">
            <text:p>1.4373475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650" calcext:value-type="float">
            <text:p>5765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.4437221326616" calcext:value-type="float">
            <text:p>1.44372213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114" calcext:value-type="float">
            <text:p>5811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.4763660237395" calcext:value-type="float">
            <text:p>1.4763660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578" calcext:value-type="float">
            <text:p>5857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.4378691310538" calcext:value-type="float">
            <text:p>1.437869131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34:58.518865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35:21.467669788</dc:date>
    <meta:editing-duration>PT1M1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cm" svg:y="0.315cm" chart:style-name="ch2">
          <text:p>Avg(Avg) Energy generation</text:p>
        </chart:title>
        <chart:subtitle svg:x="7.159cm" svg:y="1.286cm" chart:style-name="ch3">
          <text:p>(system)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avg.D1:avg_avg.D100" loext:label-string="avgavg" chart:class="chart:scatter">
            <chart:domain table:cell-range-address="avg_avg.C1:avg_avg.C100"/>
            <chart:data-point chart:repeated="100"/>
          </chart:series>
          <chart:series chart:style-name="ch9" chart:values-cell-range-address="avg_avg.E1:avg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9823891069658">
                <text:p>1.9823891069658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2.1952309117539">
                <text:p>2.1952309117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.8861249251565">
                <text:p>1.8861249251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2.0426680874056">
                <text:p>2.0426680874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.939607328241">
                <text:p>1.939607328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2.1633178713009">
                <text:p>2.1633178713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.183826957125">
                <text:p>2.183826957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.1512490664785">
                <text:p>2.1512490664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.9696884367622">
                <text:p>1.9696884367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2.0630360532601">
                <text:p>2.0630360532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2.0246494189977">
                <text:p>2.0246494189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2.0144580744607">
                <text:p>2.0144580744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2.0063599870257">
                <text:p>2.0063599870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2.2771808228221">
                <text:p>2.2771808228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.8226129116547">
                <text:p>1.8226129116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.9985188991838">
                <text:p>1.9985188991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9517913588753">
                <text:p>1.9517913588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2.0840772130753">
                <text:p>2.08407721307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8912982187304">
                <text:p>1.8912982187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.0205769364139">
                <text:p>3.0205769364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.4228936746951">
                <text:p>1.4228936746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.5553751976012">
                <text:p>1.5553751976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.5418699875119">
                <text:p>1.5418699875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5000974448902">
                <text:p>1.5000974448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.5125746820502">
                <text:p>1.5125746820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5529200197005">
                <text:p>1.5529200197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.5470265611264">
                <text:p>1.5470265611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.6292166479261">
                <text:p>1.6292166479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4634680424944">
                <text:p>1.4634680424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.4870950509881">
                <text:p>1.4870950509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.5677563715025">
                <text:p>1.5677563715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.5138009841055">
                <text:p>1.51380098410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6008154126107">
                <text:p>1.6008154126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.4830481014436">
                <text:p>1.4830481014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.5637938883845">
                <text:p>1.563793888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5077261203913">
                <text:p>1.5077261203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.526481052909">
                <text:p>1.5264810529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5929948855592">
                <text:p>1.59299488555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.4854318375979">
                <text:p>1.4854318375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.526353954063">
                <text:p>1.526353954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.4915341212711">
                <text:p>1.4915341212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.4227230076963">
                <text:p>1.4227230076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.5423003354021">
                <text:p>1.5423003354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.5548363895447">
                <text:p>1.5548363895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.458033397636">
                <text:p>1.458033397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.4931399609488">
                <text:p>1.4931399609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.4101707480909">
                <text:p>1.41017074809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.4444066758107">
                <text:p>1.4444066758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.4312015004877">
                <text:p>1.43120150048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.426841450613">
                <text:p>1.426841450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.5254373554565">
                <text:p>1.5254373554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.5246964896291">
                <text:p>1.5246964896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5825304675265">
                <text:p>1.5825304675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563534184229">
                <text:p>1.563534184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.5030379169328">
                <text:p>1.5030379169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.461319942437">
                <text:p>1.461319942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.5636442094898">
                <text:p>1.5636442094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4533453106992">
                <text:p>1.4533453106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4681632555526">
                <text:p>1.4681632555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.4184254554283">
                <text:p>1.4184254554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4258098084514">
                <text:p>1.4258098084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.4416459956775">
                <text:p>1.4416459956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.4945386430922">
                <text:p>1.4945386430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.5606365752331">
                <text:p>1.5606365752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504187958848">
                <text:p>1.504187958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.5393132256425">
                <text:p>1.5393132256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.4857222232104">
                <text:p>1.4857222232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.5282293647605">
                <text:p>1.5282293647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.4995951450517">
                <text:p>1.49959514505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.4771459993702">
                <text:p>1.4771459993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.4901650212976">
                <text:p>1.49016502129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.505091243703">
                <text:p>1.505091243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423486529846">
                <text:p>1.4234865298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.4982980194172">
                <text:p>1.4982980194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4383981232543">
                <text:p>1.4383981232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.4377806343423">
                <text:p>1.43778063434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.5036120301396">
                <text:p>1.5036120301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.4237763702081">
                <text:p>1.4237763702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.6574299138538">
                <text:p>1.6574299138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.4651501770887">
                <text:p>1.4651501770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4218076261282">
                <text:p>1.4218076261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5374481120862">
                <text:p>1.5374481120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.5072907054465">
                <text:p>1.5072907054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5908898227249">
                <text:p>1.59088982272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5274215022725">
                <text:p>1.5274215022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3910490527745">
                <text:p>1.3910490527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.4650545298588">
                <text:p>1.46505452985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.5608720360924">
                <text:p>1.5608720360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.4327737667419">
                <text:p>1.4327737667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.5497555269258">
                <text:p>1.5497555269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5759803727379">
                <text:p>1.5759803727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.4301548821019">
                <text:p>1.43015488210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.3948014837047">
                <text:p>1.39480148370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.5628878687166">
                <text:p>1.5628878687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.4714431570166">
                <text:p>1.4714431570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.5547899344579">
                <text:p>1.55478993445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.437347575563">
                <text:p>1.437347575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.4437221326616">
                <text:p>1.4437221326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.4763660237395">
                <text:p>1.47636602373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.4378691310538">
                <text:p>1.437869131053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